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color="#ff0000"/>
    </style:style>
    <style:style style:name="P5" style:family="paragraph" style:parent-style-name="Standard">
      <style:text-properties fo:color="#008000"/>
    </style:style>
    <style:style style:name="P6" style:family="paragraph" style:parent-style-name="Standard">
      <style:text-properties fo:color="#008000" fo:font-weight="normal" style:font-weight-asian="normal" style:font-weight-complex="normal"/>
    </style:style>
    <style:style style:name="P7" style:family="paragraph" style:parent-style-name="Standard">
      <style:text-properties style:use-window-font-color="true"/>
    </style:style>
    <style:style style:name="P8" style:family="paragraph" style:parent-style-name="Standard">
      <style:text-properties style:use-window-font-color="true" fo:font-weight="normal" style:font-weight-asian="normal" style:font-weight-complex="normal"/>
    </style:style>
    <style:style style:name="P9" style:family="paragraph" style:parent-style-name="Table_20_Contents">
      <style:text-properties fo:color="#99284c"/>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text-properties fo:color="#008000"/>
    </style:style>
    <style:style style:name="P14" style:family="paragraph" style:parent-style-name="Standard" style:list-style-name="L4">
      <style:text-properties fo:color="#008000" fo:font-style="normal" style:font-style-asian="normal" style:font-style-complex="normal"/>
    </style:style>
    <style:style style:name="P15" style:family="paragraph" style:parent-style-name="Standard">
      <style:text-properties fo:color="#c5000b"/>
    </style:style>
    <style:style style:name="P16" style:family="paragraph" style:parent-style-name="Standard">
      <style:text-properties fo:color="#c5000b" fo:font-style="normal" style:font-style-asian="normal" style:font-style-complex="normal"/>
    </style:style>
    <style:style style:name="P17" style:family="paragraph" style:parent-style-name="Standard">
      <style:text-properties fo:color="#c5000b" fo:font-weight="normal" style:font-weight-asian="normal" style:font-weight-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style:use-window-font-color="true"/>
    </style:style>
    <style:style style:name="P21" style:family="paragraph" style:parent-style-name="Standard">
      <style:text-properties style:use-window-font-color="true" fo:font-weight="normal" style:font-weight-asian="normal" style:font-weight-complex="normal"/>
    </style:style>
    <style:style style:name="P22" style:family="paragraph" style:parent-style-name="Standard">
      <style:text-properties style:use-window-font-color="true" fo:font-size="16pt" fo:font-weight="bold" style:font-size-asian="16pt" style:font-weight-asian="bold" style:font-size-complex="16pt" style:font-weight-complex="bold"/>
    </style:style>
    <style:style style:name="P23" style:family="paragraph" style:parent-style-name="Table_20_Contents" style:list-style-name="L5"/>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color="#008000"/>
    </style:style>
    <style:style style:name="T5" style:family="text">
      <style:text-properties fo:color="#008000" fo:font-style="normal" style:font-style-asian="normal" style:font-style-complex="normal"/>
    </style:style>
    <style:style style:name="T6" style:family="text">
      <style:text-properties fo:color="#008000" fo:font-weight="bold" style:font-weight-asian="bold" style:font-weight-complex="bold"/>
    </style:style>
    <style:style style:name="T7" style:family="text">
      <style:text-properties fo:color="#008000" fo:font-size="16pt" fo:font-weight="bold" style:font-size-asian="16pt" style:font-weight-asian="bold" style:font-size-complex="16pt" style:font-weight-complex="bol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size="16pt" fo:font-weight="bold" style:font-size-asian="16pt" style:font-weight-asian="bold" style:font-size-complex="16pt" style:font-weight-complex="bold"/>
    </style:style>
    <style:style style:name="T11" style:family="text">
      <style:text-properties style:use-window-font-color="true"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pener: </text:p>
      <text:p text:style-name="P5"><text:tab/>title and teaser: 30-40 words</text:p>
      <text:p text:style-name="Standard"/>
      <text:p text:style-name="P5">{Main image}</text:p>
      <text:p text:style-name="Standard"/>
      <text:p text:style-name="Standard">Combine an accelerometer, a gyroscope, an Arduino, and some heavy duty motors together and what do you get? If you follow this guide, you will end up with a ride-able, balancing segway clone (a Seg-bot) for around $500.</text:p>
      <text:p text:style-name="Standard"/>
      <text:p text:style-name="P22">Introduction: </text:p>
      <text:p text:style-name="Standard"><text:span text:style-name="T4">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P22">Bio: </text:p>
      <text:p text:style-name="Standard"><text:span text:style-name="T4">2 sentence or 30 words</text:span></text:p>
      <text:p text:style-name="Standard"/>
      <text:p text:style-name="Standard">JD Warren is an electronics tinkerer, ruby (on rails) developer at Isotope11, and author of “Arduino Robotics”. His other projects include various robots, web/radio/infrared control, and home/farm automation.</text:p>
      <text:p text:style-name="Standard"/>
      <text:p text:style-name="P22">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4">{sensor board closeup}</text:p>
      <text:p text:style-name="P4">{motor-controller closeup}</text:p>
      <text:p text:style-name="P4"><text:soft-page-break/>{controls closeup} </text:p>
      <text:p text:style-name="Standard"/>
      <text:p text:style-name="P22">List of materials:</text:p>
      <text:p text:style-name="P22"/>
      <text:list xml:id="list1634189471" text:style-name="L1">
        <text:list-item>
          <text:p text:style-name="P10">Arduino $30</text:p>
        </text:list-item>
        <text:list-item>
          <text:p text:style-name="P10">Arduino Protoshield $16</text:p>
        </text:list-item>
        <text:list-item>
          <text:p text:style-name="P10">MMA7361 accelerometer (sparkfun #SEN-09652) $12</text:p>
        </text:list-item>
        <text:list-item>
          <text:p text:style-name="P10">LPR530AL gyroscope (sparkfun #SEN-09990) $30</text:p>
        </text:list-item>
        <text:list-item>
          <text:p text:style-name="P10">Sabertooth 2x25 motor-controller $125</text:p>
        </text:list-item>
        <text:list-item>
          <text:p text:style-name="P10">(2) power wheelchair gear motors with wheels $150 (mine were $130)</text:p>
        </text:list-item>
        <text:list-item>
          <text:p text:style-name="P10">(2) 12v SLA batteries $80</text:p>
        </text:list-item>
        <text:list-item>
          <text:p text:style-name="P10">Some metal $25</text:p>
        </text:list-item>
        <text:list-item>
          <text:p text:style-name="P10">Bolts/nuts $8</text:p>
        </text:list-item>
        <text:list-item>
          <text:p text:style-name="P10">(2) 10k potentiometers (Radio Shack #271-1715) $7</text:p>
        </text:list-item>
        <text:list-item>
          <text:p text:style-name="P10">wire $5</text:p>
        </text:list-item>
        <text:list-item>
          <text:p text:style-name="P10">male header pins $2</text:p>
        </text:list-item>
        <text:list-item>
          <text:p text:style-name="P10">female header pins $4</text:p>
        </text:list-item>
        <text:list-item>
          <text:p text:style-name="P10">Main power toggle switch 25A+ SPST (Radio Shack #275-708) $4</text:p>
        </text:list-item>
        <text:list-item>
          <text:p text:style-name="P10">project box (Radio Shack #270-1806) $6</text:p>
        </text:list-item>
        <text:list-item>
          <text:p text:style-name="P10">screw-terminal blocks $4</text:p>
        </text:list-item>
      </text:list>
      <text:p text:style-name="Standard"/>
      <text:p text:style-name="Standard">To put some doubt to rest, you can find good power wheelchair motors on Ebay for under $200/set including wheels with some searching. The set I used on the Seg-bot were $130 including shipping, they came with wheels and the front caster-wheel assemblies that I have yet to use. I have also seen several “broken” power wheel chairs at local thrift stores and on Craigslist for under $100, which usually have perfectly good motors, wheels, and probably most other parts as well. If you don't find something the first time you look, keep looking!</text:p>
      <text:p text:style-name="Standard"/>
      <text:p text:style-name="P5">List of tools</text:p>
      <text:p text:style-name="Standard"/>
      <text:list xml:id="list1530802876" text:style-name="L2">
        <text:list-item>
          <text:p text:style-name="P11">power drill</text:p>
        </text:list-item>
        <text:list-item>
          <text:p text:style-name="P11">reciprocating-saw</text:p>
        </text:list-item>
        <text:list-item>
          <text:p text:style-name="P11">measuring tape</text:p>
        </text:list-item>
        <text:list-item>
          <text:p text:style-name="P11">angle-grinder</text:p>
        </text:list-item>
        <text:list-item>
          <text:p text:style-name="P11">drill-bits</text:p>
        </text:list-item>
        <text:list-item>
          <text:p text:style-name="P11">welder (optional)</text:p>
        </text:list-item>
        <text:list-item>
          <text:p text:style-name="P11">Dremel tool</text:p>
        </text:list-item>
      </text:list>
      <text:p text:style-name="Standard"/>
      <text:p text:style-name="P22">Sources</text:p>
      <text:p text:style-name="Standard"/>
      <text:list xml:id="list230982047" text:style-name="L3">
        <text:list-item>
          <text:p text:style-name="P12">Shane Colton</text:p>
        </text:list-item>
        <text:list-item>
          <text:p text:style-name="P12">John Dingley</text:p>
        </text:list-item>
        <text:list-item>
          <text:p text:style-name="P12">Sparkfun.com/tutorials</text:p>
        </text:list-item>
      </text:list>
      <text:p text:style-name="Standard"/>
      <text:p text:style-name="Standard"/>
      <text:p text:style-name="Standard"><text:span text:style-name="T11"><text:s/>Cost:</text:span> $500 (approximate)</text:p>
      <text:p text:style-name="Standard"/>
      <text:p text:style-name="P4"><text:soft-page-break/>{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4">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in order to mount the base platform to the top/rear of each motor (see photo '')</text:p>
      <text:p text:style-name="Standard"/>
      <text:p text:style-name="P15">{photo of seg-bot motors}</text:p>
      <text:p text:style-name="Standard"/>
      <text:p text:style-name="Standard"><text:span text:style-name="T3">Note:</text:span>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rider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P3"/>
      <text:p text:style-name="P3"><text:tab/><text:span text:style-name="T4">B. Make a base frame</text:span></text:p>
      <text:p text:style-name="P3">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3"/>
      <text:p text:style-name="P16">{Photo of seg-bot base frame}</text:p>
      <text:p text:style-name="P3"/>
      <text:list xml:id="list1769870120" text:style-name="L4">
        <text:list-item>
          <text:list>
            <text:list-item>
              <text:list>
                <text:list-item>
                  <text:p text:style-name="P14">Mount Batteries</text:p>
                </text:list-item>
              </text:list>
            </text:list-item>
          </text:list>
        </text:list-item>
      </text:list>
      <text:p text:style-name="P3"><text:soft-page-break/>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 (see image “”).</text:p>
      <text:p text:style-name="P3"/>
      <text:p text:style-name="P16">{Photo of battery cage}</text:p>
      <text:p text:style-name="P3"/>
      <text:p text:style-name="Standard"><text:span text:style-name="T2"><text:tab/></text:span><text:span text:style-name="T5">D. M</text:span><text:span text:style-name="T4">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text:p>
      <text:p text:style-name="Standard"/>
      <text:p text:style-name="P15">{Photo of top of handle bar}</text:p>
      <text:p text:style-name="P15">{image from book of “v” cut}</text:p>
      <text:p text:style-name="Standard"/>
      <text:p text:style-name="Standard">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bottom of the handle-bar to the base frame. This should complete the building of the frame. Time to mount a button and some potentiometers.</text:p>
      <text:p text:style-name="Standard"/>
      <text:p text:style-name="P15">{photo of handle bar/base frame mount}</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P17">{photo of handle bar buttons/knobs}</text:p>
      <text:p text:style-name="P2"/>
      <text:p text:style-name="Standard"><text:tab/><text:span text:style-name="T4">A. drill holes</text:span></text:p>
      <text:p text:style-name="Standard"><text:soft-page-break/>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P15">{photo of holes drilled in back of handle bar}</text:p>
      <text:p text:style-name="Standard"/>
      <text:p text:style-name="Standard"><text:tab/><text:span text:style-name="T4">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ensor,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5">{Photo of bottom of handle bar with hole cut}</text:p>
      <text:p text:style-name="Standard"/>
      <text:p text:style-name="P1">Step 3. Build and Mount Electronics</text:p>
      <text:p text:style-name="P8">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ext:p>
      <text:p text:style-name="P8"/>
      <text:p text:style-name="P6">A. Build Protoshield for sensors</text:p>
      <text:p text:style-name="P8">The accelerometer only needs power (3.3v and GND), the X-axis output connected to Protoshield A0, and the sleep pin attached to D8. The gyroscope only needs power (3.3v and GND) and X-axis output (x4) connected to A1.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 Make sure you always double check the pin labels on the sensors to prevent plugging them onto the Protoshield backwards, which could possibly cause damage.</text:p>
      <text:p text:style-name="P8"/>
      <text:p text:style-name="P17">{photo of protoshield with sensors}</text:p>
      <text:p text:style-name="P17">{photo of protoshield with no sensors, show wiring}</text:p>
      <text:p text:style-name="P6"/>
      <text:p text:style-name="P8">In general, the alignment of gyroscope and accelerometer on the Protoshield does matter. If both of the sensors being used measure both X and Y axises, then you can get away with mounting the sensors however you think they fit best, and then reading the appropriate axis from each sensor (as I did). As I mounted my sensors, I must read the X axis from the accelerometer and the Y axis from the gyroscope to be measuring the same angle. If you would like to read the X axis from both sensors, simply rotate either sensor 90 degrees.</text:p>
      <text:p text:style-name="P8"/>
      <text:p text:style-name="P6">B. Connect power terminals, Aref, and external connections terminal</text:p>
      <text:p text:style-name="P8">As you are wiring up the Protoshield, remember to run a wire from the 3.3v power supply pin (from <text:soft-page-break/>Arduino) to the VCC pin of each sensor and then to the Aref pin on the Protoshield. Likewise, run a ground wire from any Protoshield GND pad to the GND pin of each sensor. Lastly, I added 3 separate screw-terminal blocks to the Protoshield to provide a secure connection from the Seg-bot's sensors to the Arduino. I used (2) 2-position screw-terminal blocks (0.2” spacing) for power - one for the Arduino +12v/GND power wires and the other for the +3.3v/GND voltage reference wires required for the button and potentiometers. The other terminal block is a 4-position but has smaller spacing, using the standard 0.1” breadboard spacing, making it less bulky. This terminal block is used to connect each of the input wires (button, steering-pot, gain-pot) to the Arduino, as well as the Serial interface wire used to connect the Arduino and Sabertooth. Wire each Protoshield input pad (D1, D7, A3, A4) to the 4 pin positions beneath the small terminal block and solder. Then wire each of the power terminal blocks to their appropriate pad on the Protoshield (+12v, GND, +3.3v, GND) – I made use of the GND strip on the left side of the Protoshield and then ran wires to the VIN (+12v) and 3.3v pins. </text:p>
      <text:p text:style-name="P8"/>
      <text:p text:style-name="P17">{closeup of front of protoshield}</text:p>
      <text:p text:style-name="P17">{closeup of back of protoshield}</text:p>
      <text:p text:style-name="P8"/>
      <text:p text:style-name="P8">Once complete, you can test your creation by plugging the Protoshield onto your Arduino and uploading the Seg-bot code. You should be able to open the Arduino Serial monitor to see the angle values of the sensors. When you tilt the board 45 degrees to the left, the angle should read “0.45”, and 30 degrees in the other direction should read “-0.30”. Ideally, you would like the two angle readings (gyro and accelerometer) to be in unison or close to it, which will be reflected by the total angle calculation being the same as both sensors, if they are not you may need to do some variable tweaking. One thing I noticed when using different Arduinos with the same sensors, was that the “at rest” voltage of each sensor was slightly different between Arduinos. One reads the accelerometer at 511 and the other at 500 – one reads the gyro at 388 and the other at 391. If these numbers are off in your code, you might have a Seg-bot that isn't quite level, so it is good to check what these values are on your Arduino by opening the serial monitor with your Arduino level, to see what your values are. You can then determine if your values are different than mine, and change them in the code to suit your needs – I call this sensor calibration.</text:p>
      <text:p text:style-name="P8"/>
      <text:p text:style-name="P17">{maybe screenshot of serial monitor}</text:p>
      <text:p text:style-name="P17"/>
      <text:p text:style-name="P8">If you arranged your sensors differently than me, your sensors might be reading in opposite directions, which is no problem, but needs to be compensated for in the code. If your gyro is reading too slow, you might need to adjust the scale variable to make it more responsive. I will address some of the common problems in a chart in the testing section, for now let's move on.</text:p>
      <text:p text:style-name="P8"/>
      <text:p text:style-name="Standard"><text:tab/><text:span text:style-name="T4">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box. I used small 6mm bolts to mount the Sabertooth to the bottom of one side of the black plastic box, and 4mm bolts to mount the Arduino to the other side. I had to cut a rectangular hole into the side of the plastic box using my Dremel tool to get the motor and power wires to the motor-controller.</text:p>
      <text:p text:style-name="Standard"/>
      <text:p text:style-name="P15">{photo of packaged arduino and motor-controller in box}</text:p>
      <text:p text:style-name="Standard"/>
      <text:p text:style-name="Standard"><text:tab/><text:span text:style-name="T4">C. Mount box to frame</text:span></text:p>
      <text:p text:style-name="P7"><text:soft-page-break/>The project box will also need to be mounted to the top of the base platform using (2) 1/4” bolts, directly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holes through the bottom of the project box, and through the center piece of 3/4” square tubing on the base frame, <text:s/>using bolts to secure the box to the frame.</text:p>
      <text:p text:style-name="P7"/>
      <text:p text:style-name="P1">Step 4. Wire it up</text:p>
      <text:p text:style-name="Standard"><text:tab/><text:span text:style-name="T4">A. Connect power and signal wires to Arduino</text:span></text:p>
      <text:p text:style-name="P7">To connect your Arduino to the Sabertooth and input switch/pots, you will need to follow the schematic. In the schematic, the Arduino should have pin D1 (serial tx) connected to Sabertooth 2x25 input S1. The potentiometers (steering and gain) will need to be connected to analog input pins, I chose A3 and A4. Likewise, the engage button needs to be connected to a digital input pin, so I chose pin D7 to read it. <text:s/></text:p>
      <text:p text:style-name="P15">{png schematic from inkscape}</text:p>
      <text:p text:style-name="P7"/>
      <text:p text:style-name="P5"><text:tab/>B. Connect motor and battery wires</text:p>
      <text:p text:style-name="P7">You will need to connect (2) 14awg (or larger) wires from each motor to the motor-controller at M1A, M1B, M2A, and M2B respectively. You will then need to connect your two 12v batteries in series (connect one battery's negative terminal to the other's positive terminal) to make a single 24v battery pack using the remaining positive/negative terminals, then provide the GND and +24v signals from the battery to the Sabertooth motor-controller. I also connected a smaller “tap” wire to the series connection (to access a +12v source) to power the Arduino with – the datasheet says a 24v supply is too high for the Arduino. I recommend using a 25A-40A fuse in line with the battery Ground supply wire to provide a layer of protection for your electronics.</text:p>
      <text:p text:style-name="P7"/>
      <text:p text:style-name="P1">Step 5. Test</text:p>
      <text:p text:style-name="Standard">This is the most important step yet, as it will keep you from getting hurt. You need to make sure that you test your fully assembled Seg-bot with the wheels off the ground! I used an old plastic milk crate to set my Seg-bot on, and was able to turn it on and test it without it going anywhere. As it turned out, my motors spun in opposite directions of one another, so I had to reverse the wires of the motor that was spinning in reverse - the motors should spin in the direction that you tilt your Seg-bot. You may have to reprogram your Arduino several times during testing, <text:s/>so keep a computer handy.</text:p>
      <text:p text:style-name="Standard"/>
      <text:p text:style-name="P15">{photo of test segbot on milk crate}</text:p>
      <text:p text:style-name="Standard"/>
      <text:p text:style-name="Standard">So with <text:span text:style-name="T8">wheels off the ground and steering potentiometer centered</text:span>, turn on the power switch and press the Engage button. You should not see the motors engage until you make the Seg-bot level. Once the motors engage, you should slowly tilt the frame forward to make sure both motors respond smoothly and without jitter, now try reverse. Now try your steering potentiometer to make sure it operates in the correct direction – turn it slowly while tilting your Seg-bot and you should see the motors start spinning at different speeds or even different directions. Make sure that when you tilt the frame forward and turn the steering-pot to the left, that your left wheel spins slower than the right wheel and vise versa. If your <text:s/>steering is reversed, you will need to add a negative sign to your steering variable in the code to fix. </text:p>
      <text:p text:style-name="Standard"/>
      <text:p text:style-name="Standard">If you are confident that everything is good, you can repeat the test procedure with the wheels on the ground to make sure the Seg-bot responds as expected before attempting to ride. Be careful testing with the wheels on the ground and be prepared to release the engage button (not the Seg-bot!) if you want it <text:soft-page-break/>to stop moving. If it drives forward when you lean it forward (and vise versa) and it turns left when you steer to the left (and vise versa), then you should be ready to take it for a very careful test drive.</text:p>
      <text:p text:style-name="P5"/>
      <text:p text:style-name="P5">If you are having issues with your Seg-bot, please see this chart of FAQ:</text:p>
      <table:table table:name="Table1" table:style-name="Table1">
        <table:table-column table:style-name="Table1.A" table:number-columns-repeated="3"/>
        <table:table-row>
          <table:table-cell table:style-name="Table1.A1" office:value-type="string">
            <text:p text:style-name="P9">Problem</text:p>
          </table:table-cell>
          <table:table-cell table:style-name="Table1.A1" office:value-type="string">
            <text:p text:style-name="P9">Possible Cause</text:p>
          </table:table-cell>
          <table:table-cell table:style-name="Table1.C1" office:value-type="string">
            <text:p text:style-name="P9">Solution</text:p>
          </table:table-cell>
        </table:table-row>
        <table:table-row>
          <table:table-cell table:style-name="Table1.A2" office:value-type="string">
            <text:p text:style-name="Table_20_Contents">Motor does not respond in the correct direction</text:p>
          </table:table-cell>
          <table:table-cell table:style-name="Table1.A2" office:value-type="string">
            <text:p text:style-name="Table_20_Contents">Wires are reversed</text:p>
          </table:table-cell>
          <table:table-cell table:style-name="Table1.C2" office:value-type="string">
            <text:p text:style-name="Table_20_Contents">Reverse wires</text:p>
          </table:table-cell>
        </table:table-row>
        <table:table-row>
          <table:table-cell table:style-name="Table1.A2" office:value-type="string">
            <text:p text:style-name="Table_20_Contents">Gyro does not respond quickly enough</text:p>
          </table:table-cell>
          <table:table-cell table:style-name="Table1.A2" office:value-type="string">
            <text:list xml:id="list1510630981" text:style-name="L5">
              <text:list-item>
                <text:p text:style-name="P23">Timing calculation is off</text:p>
              </text:list-item>
              <text:list-item>
                <text:p text:style-name="P23">gyro_scale needs tweaking</text:p>
              </text:list-item>
              <text:list-item>
                <text:p text:style-name="P23">reading wrong gyro axis</text:p>
              </text:list-item>
            </text:list>
          </table:table-cell>
          <table:table-cell table:style-name="Table1.C2" office:value-type="string">
            <text:p text:style-name="Table_20_Contents">Set timerVal to be higher than the observed cycle_time value on the Serial monitor, it should be at least 1millisecond higher , but not lower.</text:p>
          </table:table-cell>
        </table:table-row>
        <table:table-row>
          <table:table-cell table:style-name="Table1.A2" office:value-type="string">
            <text:p text:style-name="Table_20_Contents">Gyro and accelerometer reading in opposite directions</text:p>
          </table:table-cell>
          <table:table-cell table:style-name="Table1.A2" office:value-type="string">
            <text:p text:style-name="Table_20_Contents">Sensor boards are not aligned the same</text:p>
          </table:table-cell>
          <table:table-cell table:style-name="Table1.C2" office:value-type="string">
            <text:p text:style-name="Table_20_Contents">Remove negative sign in front of the “-loop_time” variable in the “void sample_gyro()” function.</text:p>
          </table:table-cell>
        </table:table-row>
        <table:table-row>
          <table:table-cell table:style-name="Table1.A2" office:value-type="string">
            <text:p text:style-name="Table_20_Contents">Steering potentiometer is reading backwards</text:p>
          </table:table-cell>
          <table:table-cell table:style-name="Table1.A2" office:value-type="string">
            <text:p text:style-name="Table_20_Contents">Power and ground wires are backwards</text:p>
          </table:table-cell>
          <table:table-cell table:style-name="Table1.C2" office:value-type="string">
            <text:p text:style-name="Table_20_Contents">reverse signs of the two “steer_range” variables in the “void read_pots()” function.</text:p>
          </table:table-cell>
        </table:table-row>
        <table:table-row>
          <table:table-cell table:style-name="Table1.A2" office:value-type="string">
            <text:p text:style-name="Table_20_Contents">Accelerometer angle value is not correct</text:p>
          </table:table-cell>
          <table:table-cell table:style-name="Table1.A2" office:value-type="string">
            <text:p text:style-name="Table_20_Contents">Angle mapping is off</text:p>
          </table:table-cell>
          <table:table-cell table:style-name="Table1.C2" office:value-type="string">
            <text:p text:style-name="Table_20_Contents">Print the “accel_raw” variable to the serial monitor and note the values at 90 degrees and -90 degrees. Change these values in the map command in the “void sample_accel()” function.</text:p>
          </table:table-cell>
        </table:table-row>
        <table:table-row>
          <table:table-cell table:style-name="Table1.A2" office:value-type="string">
            <text:p text:style-name="Table_20_Contents">Filtered_angle is not responsive enough</text:p>
          </table:table-cell>
          <table:table-cell table:style-name="Table1.A2" office:value-type="string">
            <text:p text:style-name="Table_20_Contents">Weighted average of sensors is too gyro-rich</text:p>
          </table:table-cell>
          <table:table-cell table:style-name="Table1.C2" office:value-type="string">
            <text:p text:style-name="Table_20_Contents">Change “gyro_weight” and “accel_weight” percentage variables from 98% and 2%, to 95% and 5%... then test and tweak.</text:p>
          </table:table-cell>
        </table:table-row>
        <table:table-row>
          <table:table-cell table:style-name="Table1.A2" office:value-type="string">
            <text:p text:style-name="Table_20_Contents">Motors are not responsive enough</text:p>
          </table:table-cell>
          <table:table-cell table:style-name="Table1.A2" office:value-type="string">
            <text:p text:style-name="Table_20_Contents">Gain set to low or motor values are not responsive enough</text:p>
          </table:table-cell>
          <table:table-cell table:style-name="Table1.C2" office:value-type="string">
            <text:p text:style-name="Table_20_Contents">Turn up gain potentiometer or change motor out code</text:p>
          </table:table-cell>
        </table:table-row>
        <table:table-row>
          <table:table-cell table:style-name="Table1.A2" office:value-type="string">
            <text:p text:style-name="Table_20_Contents">Seg-bot does not stay level when turned on</text:p>
          </table:table-cell>
          <table:table-cell table:style-name="Table1.A2" office:value-type="string">
            <text:p text:style-name="Table_20_Contents">If small amount, sensor board might need slight adjustment, if large amount, sensors need to be re-calibrated</text:p>
          </table:table-cell>
          <table:table-cell table:style-name="Table1.C2" office:value-type="string">
            <text:p text:style-name="Table_20_Contents">To re-calibrate sensors, place arduino/protoshield on flat table, uncomment calibration code at bottom of sketch, upload code and view serial monitor to see what the accel_offset and gyro_offset should be. Replace the existing variable values with these new observed values, re-comment the calibration code and upload.</text:p>
          </table:table-cell>
        </table:table-row>
      </table:table>
      <text:p text:style-name="P5"/>
      <text:p text:style-name="Standard"><text:tab/></text:p>
      <text:p text:style-name="P22">Application:</text:p>
      <text:p text:style-name="Standard"><text:soft-page-break/><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Lastly, keep in mind that the Seg-bot is a powerful and heavy piece of equipment, so be careful operating it around other people or breakable objects. </text:p>
      <text:p text:style-name="Standard"><text:tab/></text:p>
      <text:p text:style-name="P5">Credits:</text:p>
      <text:p text:style-name="P5"><text:tab/>photo captions</text:p>
      <text:p text:style-name="P5"><text:tab/>credits</text:p>
      <text:p text:style-name="P5"/>
      <text:p text:style-name="P5">Label pictures: (<text:span text:style-name="T1">finished_product.jpg</text:span> or <text:span text:style-name="T1">step1_1a.jpg</text:span>)</text:p>
      <text:p text:style-name="P5">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22T20:34:14</dc:date>
    <dc:creator>JD </dc:creator>
    <meta:editing-duration>P4DT20H6M40S</meta:editing-duration>
    <meta:editing-cycles>40</meta:editing-cycles>
    <meta:generator>LibreOffice/3.3$Linux LibreOffice_project/330m19$Build-401</meta:generator>
    <meta:printed-by>JD </meta:printed-by>
    <meta:print-date>2012-02-22T17:29:49</meta:print-date>
    <meta:document-statistic meta:table-count="1" meta:image-count="0" meta:object-count="0" meta:page-count="9" meta:paragraph-count="149" meta:word-count="4620" meta:character-count="25837"/>
  </office:meta>
</office:document-meta>
</file>